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rsid="002beaa6" officeooo:paragraph-rsid="002beaa6" style:font-weight-asian="bold" style:font-weight-complex="bold"/>
    </style:style>
    <style:style style:name="P17" style:family="paragraph" style:parent-style-name="Standard">
      <style:text-properties fo:font-weight="bold" officeooo:rsid="002aa6b8" officeooo:paragraph-rsid="002aa6b8" style:font-weight-asian="bold" style:font-weight-complex="bold"/>
    </style:style>
    <style:style style:name="P18" style:family="paragraph" style:parent-style-name="Standard">
      <style:text-properties fo:font-weight="normal" officeooo:rsid="001fd528" officeooo:paragraph-rsid="00253253" style:font-weight-asian="normal" style:font-weight-complex="normal"/>
    </style:style>
    <style:style style:name="P19" style:family="paragraph" style:parent-style-name="Standard">
      <style:text-properties fo:font-weight="normal" officeooo:rsid="001fd528" officeooo:paragraph-rsid="00267526" style:font-weight-asian="normal" style:font-weight-complex="normal"/>
    </style:style>
    <style:style style:name="P20" style:family="paragraph" style:parent-style-name="Standard">
      <style:text-properties fo:font-weight="normal" officeooo:rsid="002beaa6" officeooo:paragraph-rsid="002beaa6" style:font-weight-asian="normal" style:font-weight-complex="normal"/>
    </style:style>
    <style:style style:name="P21" style:family="paragraph" style:parent-style-name="Standard">
      <style:text-properties fo:font-weight="normal" officeooo:rsid="002e8963" officeooo:paragraph-rsid="002e8963" style:font-weight-asian="normal" style:font-weight-complex="normal"/>
    </style:style>
    <style:style style:name="P22" style:family="paragraph" style:parent-style-name="Standard">
      <style:text-properties fo:font-weight="normal" officeooo:rsid="003319df" officeooo:paragraph-rsid="003319df" style:font-weight-asian="normal" style:font-weight-complex="normal"/>
    </style:style>
    <style:style style:name="P23" style:family="paragraph" style:parent-style-name="Standard">
      <style:text-properties fo:font-weight="normal" officeooo:rsid="00267526" officeooo:paragraph-rsid="00253253" style:font-weight-asian="normal" style:font-weight-complex="normal"/>
    </style:style>
    <style:style style:name="P24" style:family="paragraph" style:parent-style-name="Standard">
      <style:text-properties fo:font-weight="normal" officeooo:paragraph-rsid="002beaa6" style:font-weight-asian="normal" style:font-weight-complex="normal"/>
    </style:style>
    <style:style style:name="P25" style:family="paragraph" style:parent-style-name="Standard">
      <style:text-properties fo:font-weight="normal" officeooo:rsid="002aa6b8" officeooo:paragraph-rsid="002beaa6" style:font-weight-asian="normal" style:font-weight-complex="normal"/>
    </style:style>
    <style:style style:name="P26" style:family="paragraph" style:parent-style-name="Standard">
      <style:text-properties fo:font-weight="normal" officeooo:paragraph-rsid="002aa6b8" style:font-weight-asian="normal" style:font-weight-complex="normal"/>
    </style:style>
    <style:style style:name="P27" style:family="paragraph" style:parent-style-name="Standard">
      <style:text-properties officeooo:paragraph-rsid="00267526"/>
    </style:style>
    <style:style style:name="P28" style:family="paragraph" style:parent-style-name="Standard">
      <style:text-properties officeooo:paragraph-rsid="00288b1f"/>
    </style:style>
    <style:style style:name="P29" style:family="paragraph" style:parent-style-name="Standard">
      <style:text-properties officeooo:rsid="0020ce34" officeooo:paragraph-rsid="001fd528"/>
    </style:style>
    <style:style style:name="P30" style:family="paragraph" style:parent-style-name="Standard">
      <style:text-properties officeooo:rsid="0021889d" officeooo:paragraph-rsid="0021889d"/>
    </style:style>
    <style:style style:name="P31" style:family="paragraph" style:parent-style-name="Standard">
      <style:text-properties officeooo:rsid="0021889d" officeooo:paragraph-rsid="00253253"/>
    </style:style>
    <style:style style:name="P32" style:family="paragraph" style:parent-style-name="Standard">
      <style:text-properties officeooo:rsid="00253253" officeooo:paragraph-rsid="00253253"/>
    </style:style>
    <style:style style:name="P33" style:family="paragraph" style:parent-style-name="Standard">
      <style:text-properties style:font-name="Liberation Mono" officeooo:rsid="001fd528" officeooo:paragraph-rsid="00228d21"/>
    </style:style>
    <style:style style:name="P34" style:family="paragraph" style:parent-style-name="Standard">
      <style:text-properties style:font-name="Liberation Mono" fo:font-style="normal" officeooo:rsid="001fd528" officeooo:paragraph-rsid="00267526" style:font-style-asian="normal" style:font-style-complex="normal"/>
    </style:style>
    <style:style style:name="P35"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36" style:family="paragraph" style:parent-style-name="Standard">
      <style:text-properties style:font-name="Liberation Mono" fo:font-weight="normal" officeooo:rsid="002aa6b8" officeooo:paragraph-rsid="002aa6b8" style:font-weight-asian="normal" style:font-weight-complex="normal"/>
    </style:style>
    <style:style style:name="P37" style:family="paragraph" style:parent-style-name="Standard">
      <style:text-properties officeooo:rsid="00288b1f" officeooo:paragraph-rsid="00288b1f"/>
    </style:style>
    <style:style style:name="P38" style:family="paragraph" style:parent-style-name="Standard">
      <style:text-properties officeooo:paragraph-rsid="002beaa6"/>
    </style:style>
    <style:style style:name="P39" style:family="paragraph" style:parent-style-name="Standard">
      <style:text-properties officeooo:rsid="002aa6b8" officeooo:paragraph-rsid="002aa6b8"/>
    </style:style>
    <style:style style:name="P40"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41"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42" style:family="paragraph" style:parent-style-name="Standard">
      <style:text-properties fo:font-style="normal" fo:font-weight="bold" officeooo:rsid="003b66b5" officeooo:paragraph-rsid="003b66b5" style:font-style-asian="normal" style:font-weight-asian="bold" style:font-style-complex="normal" style:font-weight-complex="bold"/>
    </style:style>
    <style:style style:name="P43"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44"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45"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46" style:family="paragraph" style:parent-style-name="Standard">
      <style:text-properties fo:font-style="normal" fo:font-weight="normal" officeooo:rsid="00404a1b" officeooo:paragraph-rsid="00404a1b" style:font-style-asian="normal" style:font-weight-asian="normal" style:font-style-complex="normal" style:font-weight-complex="normal"/>
    </style:style>
    <style:style style:name="P47" style:family="paragraph" style:parent-style-name="Standard">
      <style:text-properties fo:font-style="normal" fo:font-weight="normal" officeooo:rsid="00425b62" officeooo:paragraph-rsid="00425b62" style:font-style-asian="normal" style:font-weight-asian="normal" style:font-style-complex="normal" style:font-weight-complex="normal"/>
    </style:style>
    <style:style style:name="P48"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49" style:family="paragraph" style:parent-style-name="Standard">
      <style:text-properties officeooo:rsid="00267526" officeooo:paragraph-rsid="00267526"/>
    </style:style>
    <style:style style:name="P50" style:family="paragraph" style:parent-style-name="Standard">
      <style:text-properties officeooo:paragraph-rsid="001fd528"/>
    </style:style>
    <style:style style:name="P51" style:family="paragraph" style:parent-style-name="Standard">
      <style:text-properties officeooo:paragraph-rsid="004391e1"/>
    </style:style>
    <style:style style:name="P52" style:family="paragraph" style:parent-style-name="Standard">
      <style:text-properties officeooo:paragraph-rsid="002aa6b8"/>
    </style:style>
    <style:style style:name="P53" style:family="paragraph" style:parent-style-name="Text_20_body">
      <style:paragraph-properties fo:break-before="page"/>
      <style:text-properties fo:font-weight="bold" officeooo:paragraph-rsid="00238f83" style:font-weight-asian="bold" style:font-weight-complex="bold"/>
    </style:style>
    <style:style style:name="P54" style:family="paragraph" style:parent-style-name="Text_20_body">
      <style:paragraph-properties fo:break-before="page"/>
      <style:text-properties fo:font-weight="bold" officeooo:paragraph-rsid="00267526" style:font-weight-asian="bold" style:font-weight-complex="bold"/>
    </style:style>
    <style:style style:name="P55" style:family="paragraph" style:parent-style-name="Text_20_body">
      <style:text-properties officeooo:paragraph-rsid="00228d21"/>
    </style:style>
    <style:style style:name="P56" style:family="paragraph" style:parent-style-name="Text_20_body">
      <style:text-properties fo:font-weight="normal" officeooo:paragraph-rsid="00238f83" style:font-weight-asian="normal" style:font-weight-complex="normal"/>
    </style:style>
    <style:style style:name="P57" style:family="paragraph" style:parent-style-name="Text_20_body">
      <style:text-properties fo:font-weight="normal" officeooo:paragraph-rsid="00253253" style:font-weight-asian="normal" style:font-weight-complex="normal"/>
    </style:style>
    <style:style style:name="P58" style:family="paragraph" style:parent-style-name="Text_20_body">
      <style:text-properties fo:font-weight="normal" officeooo:paragraph-rsid="00267526" style:font-weight-asian="normal" style:font-weight-complex="normal"/>
    </style:style>
    <style:style style:name="P59" style:family="paragraph" style:parent-style-name="Text_20_body">
      <style:text-properties fo:font-weight="normal" officeooo:rsid="00253253" officeooo:paragraph-rsid="00238f83" style:font-weight-asian="normal" style:font-weight-complex="normal"/>
    </style:style>
    <style:style style:name="P60" style:family="paragraph" style:parent-style-name="Text_20_body">
      <style:text-properties officeooo:rsid="00228d21" officeooo:paragraph-rsid="00228d21"/>
    </style:style>
    <style:style style:name="P61" style:family="paragraph" style:parent-style-name="Text_20_body">
      <style:text-properties officeooo:rsid="00238f83" officeooo:paragraph-rsid="00228d21"/>
    </style:style>
    <style:style style:name="P62" style:family="paragraph" style:parent-style-name="Text_20_body">
      <style:text-properties style:font-name="Liberation Mono" fo:font-weight="normal" officeooo:rsid="00238f83" officeooo:paragraph-rsid="00238f83" style:font-weight-asian="normal" style:font-weight-complex="normal"/>
    </style:style>
    <style:style style:name="P63" style:family="paragraph" style:parent-style-name="Text_20_body">
      <style:text-properties style:font-name="Liberation Mono" fo:font-weight="normal" officeooo:rsid="00238f83" officeooo:paragraph-rsid="00253253" style:font-weight-asian="normal" style:font-weight-complex="normal"/>
    </style:style>
    <style:style style:name="P64" style:family="paragraph" style:parent-style-name="Text_20_body">
      <style:text-properties style:font-name="Liberation Mono" fo:font-weight="normal" officeooo:rsid="00238f83" officeooo:paragraph-rsid="00267526" style:font-weight-asian="normal" style:font-weight-complex="normal"/>
    </style:style>
    <style:style style:name="P65" style:family="paragraph" style:parent-style-name="Text_20_body">
      <style:text-properties officeooo:rsid="003d3518" officeooo:paragraph-rsid="003d3518"/>
    </style:style>
    <style:style style:name="P66" style:family="paragraph" style:parent-style-name="Standard">
      <style:text-properties officeooo:rsid="0039e241" officeooo:paragraph-rsid="004391e1"/>
    </style:style>
    <style:style style:name="P67" style:family="paragraph" style:parent-style-name="Standard">
      <style:text-properties fo:font-weight="normal" officeooo:rsid="003319df" officeooo:paragraph-rsid="003319df" style:font-weight-asian="normal" style:font-weight-complex="normal"/>
    </style:style>
    <style:style style:name="P68" style:family="paragraph" style:parent-style-name="Standard">
      <style:text-properties fo:font-weight="normal" officeooo:rsid="002beaa6" officeooo:paragraph-rsid="002beaa6" style:font-weight-asian="normal" style:font-weight-complex="normal"/>
    </style:style>
    <style:style style:name="P69" style:family="paragraph" style:parent-style-name="Standard">
      <style:text-properties fo:font-weight="normal" officeooo:rsid="00267526" officeooo:paragraph-rsid="00267526" style:font-weight-asian="normal" style:font-weight-complex="normal"/>
    </style:style>
    <style:style style:name="P70" style:family="paragraph" style:parent-style-name="Standard">
      <style:text-properties style:font-name="Liberation Mono" officeooo:rsid="001fd528" officeooo:paragraph-rsid="00228d21"/>
    </style:style>
    <style:style style:name="P71" style:family="paragraph" style:parent-style-name="Standard">
      <style:text-properties style:font-name="Liberation Mono" officeooo:rsid="001fd528" officeooo:paragraph-rsid="0048df48"/>
    </style:style>
    <style:style style:name="P72" style:family="paragraph" style:parent-style-name="Standard">
      <style:text-properties officeooo:rsid="0021889d" officeooo:paragraph-rsid="0048df48"/>
    </style:style>
    <style:style style:name="P73" style:family="paragraph" style:parent-style-name="Standard">
      <style:text-properties officeooo:rsid="00253253" officeooo:paragraph-rsid="0048df48"/>
    </style:style>
    <style:style style:name="P74" style:family="paragraph" style:parent-style-name="Standard">
      <style:text-properties officeooo:rsid="00404a1b" officeooo:paragraph-rsid="00404a1b"/>
    </style:style>
    <style:style style:name="P75" style:family="paragraph" style:parent-style-name="Standard">
      <style:text-properties officeooo:rsid="00404a1b" officeooo:paragraph-rsid="0048df48"/>
    </style:style>
    <style:style style:name="P76" style:family="paragraph" style:parent-style-name="Standard">
      <style:text-properties officeooo:paragraph-rsid="00228d21"/>
    </style:style>
    <style:style style:name="P77" style:family="paragraph" style:parent-style-name="Standard">
      <style:text-properties officeooo:paragraph-rsid="0048df48"/>
    </style:style>
    <style:style style:name="P78" style:family="paragraph" style:parent-style-name="Standard">
      <style:text-properties officeooo:rsid="0048df48" officeooo:paragraph-rsid="0048df48"/>
    </style:style>
    <style:style style:name="P79" style:family="paragraph" style:parent-style-name="Standard">
      <style:text-properties officeooo:rsid="00492b60" officeooo:paragraph-rsid="00492b60"/>
    </style:style>
    <style:style style:name="P80" style:family="paragraph" style:parent-style-name="Standard">
      <style:text-properties fo:font-style="normal" fo:font-weight="normal" officeooo:rsid="00492b60" officeooo:paragraph-rsid="00492b60" style:font-style-asian="normal" style:font-weight-asian="normal" style:font-style-complex="normal" style:font-weight-complex="normal"/>
    </style:style>
    <style:style style:name="P81" style:family="paragraph" style:parent-style-name="Standard">
      <style:text-properties fo:font-style="normal" fo:font-weight="bold" officeooo:rsid="002c0d13" officeooo:paragraph-rsid="00492b60" style:font-style-asian="normal" style:font-weight-asian="bold" style:font-style-complex="normal" style:font-weight-complex="bold"/>
    </style:style>
    <style:style style:name="P82"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P83" style:family="paragraph" style:parent-style-name="Heading_20_1">
      <style:text-properties officeooo:rsid="00228d21" officeooo:paragraph-rsid="00228d21"/>
    </style:style>
    <style:style style:name="P84" style:family="paragraph" style:parent-style-name="Heading_20_1">
      <style:paragraph-properties fo:break-before="page"/>
      <style:text-properties officeooo:rsid="001fd528"/>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3ccb1b" style:font-weight-asian="bold" style:font-weight-complex="bold"/>
    </style:style>
    <style:style style:name="T13" style:family="text">
      <style:text-properties fo:font-weight="bold" officeooo:rsid="003d3518" style:font-weight-asian="bold" style:font-weight-complex="bold"/>
    </style:style>
    <style:style style:name="T14" style:family="text">
      <style:text-properties fo:font-weight="bold" officeooo:rsid="00404a1b" style:font-weight-asian="bold" style:font-weight-complex="bold"/>
    </style:style>
    <style:style style:name="T15" style:family="text">
      <style:text-properties fo:font-weight="bold" officeooo:rsid="00466752" style:font-weight-asian="bold" style:font-weight-complex="bold"/>
    </style:style>
    <style:style style:name="T16" style:family="text">
      <style:text-properties fo:font-weight="bold" officeooo:rsid="0046e336" style:font-weight-asian="bold" style:font-weight-complex="bold"/>
    </style:style>
    <style:style style:name="T17" style:family="text">
      <style:text-properties fo:font-weight="bold" officeooo:rsid="0048df48" style:font-weight-asian="bold" style:font-weight-complex="bold"/>
    </style:style>
    <style:style style:name="T18" style:family="text">
      <style:text-properties fo:font-weight="bold" officeooo:rsid="00492b60" style:font-weight-asian="bold" style:font-weight-complex="bold"/>
    </style:style>
    <style:style style:name="T19" style:family="text">
      <style:text-properties fo:font-style="italic" officeooo:rsid="00267526" style:font-style-asian="italic" style:font-style-complex="italic"/>
    </style:style>
    <style:style style:name="T20" style:family="text">
      <style:text-properties fo:font-style="italic" officeooo:rsid="002aa6b8" style:font-style-asian="italic" style:font-style-complex="italic"/>
    </style:style>
    <style:style style:name="T21" style:family="text">
      <style:text-properties fo:font-style="italic" officeooo:rsid="002beaa6" style:font-style-asian="italic" style:font-style-complex="italic"/>
    </style:style>
    <style:style style:name="T22" style:family="text">
      <style:text-properties fo:font-style="italic" officeooo:rsid="001fd528" style:font-style-asian="italic" style:font-style-complex="italic"/>
    </style:style>
    <style:style style:name="T23" style:family="text">
      <style:text-properties fo:font-style="italic" officeooo:rsid="0020ce34" style:font-style-asian="italic" style:font-style-complex="italic"/>
    </style:style>
    <style:style style:name="T24" style:family="text">
      <style:text-properties fo:font-style="italic" officeooo:rsid="00466752" style:font-style-asian="italic" style:font-style-complex="italic"/>
    </style:style>
    <style:style style:name="T25" style:family="text">
      <style:text-properties fo:font-style="italic" fo:font-weight="normal" officeooo:rsid="00267526" style:font-style-asian="italic" style:font-weight-asian="normal" style:font-style-complex="italic" style:font-weight-complex="normal"/>
    </style:style>
    <style:style style:name="T26" style:family="text">
      <style:text-properties fo:font-style="italic" fo:font-weight="normal" officeooo:rsid="0026ac62" style:font-style-asian="italic" style:font-weight-asian="normal" style:font-style-complex="italic" style:font-weight-complex="normal"/>
    </style:style>
    <style:style style:name="T27" style:family="text">
      <style:text-properties fo:font-style="italic" fo:font-weight="bold" officeooo:rsid="0020ce34" style:font-style-asian="italic" style:font-weight-asian="bold" style:font-style-complex="italic" style:font-weight-complex="bold"/>
    </style:style>
    <style:style style:name="T28" style:family="text">
      <style:text-properties fo:font-style="italic" fo:font-weight="bold" officeooo:rsid="001fd528" style:font-style-asian="italic" style:font-weight-asian="bold" style:font-style-complex="italic" style:font-weight-complex="bold"/>
    </style:style>
    <style:style style:name="T29" style:family="text">
      <style:text-properties officeooo:rsid="0020ce34"/>
    </style:style>
    <style:style style:name="T30" style:family="text">
      <style:text-properties fo:font-weight="normal" style:font-weight-asian="normal" style:font-weight-complex="normal"/>
    </style:style>
    <style:style style:name="T31" style:family="text">
      <style:text-properties fo:font-weight="normal" officeooo:rsid="001fd528" style:font-weight-asian="normal" style:font-weight-complex="normal"/>
    </style:style>
    <style:style style:name="T32" style:family="text">
      <style:text-properties fo:font-weight="normal" officeooo:rsid="0020ce34" style:font-weight-asian="normal" style:font-weight-complex="normal"/>
    </style:style>
    <style:style style:name="T33" style:family="text">
      <style:text-properties fo:font-weight="normal" officeooo:rsid="00253253" style:font-weight-asian="normal" style:font-weight-complex="normal"/>
    </style:style>
    <style:style style:name="T34" style:family="text">
      <style:text-properties fo:font-weight="normal" officeooo:rsid="00267526" style:font-weight-asian="normal" style:font-weight-complex="normal"/>
    </style:style>
    <style:style style:name="T35" style:family="text">
      <style:text-properties fo:font-weight="normal" officeooo:rsid="0026ac62" style:font-weight-asian="normal" style:font-weight-complex="normal"/>
    </style:style>
    <style:style style:name="T36" style:family="text">
      <style:text-properties fo:font-weight="normal" officeooo:rsid="00288b1f" style:font-weight-asian="normal" style:font-weight-complex="normal"/>
    </style:style>
    <style:style style:name="T37" style:family="text">
      <style:text-properties fo:font-weight="normal" officeooo:rsid="0028ae8d" style:font-weight-asian="normal" style:font-weight-complex="normal"/>
    </style:style>
    <style:style style:name="T38" style:family="text">
      <style:text-properties fo:font-weight="normal" officeooo:rsid="002aa6b8" style:font-weight-asian="normal" style:font-weight-complex="normal"/>
    </style:style>
    <style:style style:name="T39" style:family="text">
      <style:text-properties fo:font-weight="normal" officeooo:rsid="002beaa6" style:font-weight-asian="normal" style:font-weight-complex="normal"/>
    </style:style>
    <style:style style:name="T40" style:family="text">
      <style:text-properties fo:font-weight="normal" officeooo:rsid="003319df" style:font-weight-asian="normal" style:font-weight-complex="normal"/>
    </style:style>
    <style:style style:name="T41" style:family="text">
      <style:text-properties fo:font-weight="normal" officeooo:rsid="00341a79" style:font-weight-asian="normal" style:font-weight-complex="normal"/>
    </style:style>
    <style:style style:name="T42" style:family="text">
      <style:text-properties fo:font-weight="normal" officeooo:rsid="00354eb9" style:font-weight-asian="normal" style:font-weight-complex="normal"/>
    </style:style>
    <style:style style:name="T43" style:family="text">
      <style:text-properties fo:font-weight="normal" officeooo:rsid="0039e241" style:font-weight-asian="normal" style:font-weight-complex="normal"/>
    </style:style>
    <style:style style:name="T44" style:family="text">
      <style:text-properties fo:font-weight="normal" officeooo:rsid="003ccb1b" style:font-weight-asian="normal" style:font-weight-complex="normal"/>
    </style:style>
    <style:style style:name="T45" style:family="text">
      <style:text-properties fo:font-weight="normal" officeooo:rsid="003d3518" style:font-weight-asian="normal" style:font-weight-complex="normal"/>
    </style:style>
    <style:style style:name="T46" style:family="text">
      <style:text-properties fo:font-weight="normal" officeooo:rsid="003e8e49" style:font-weight-asian="normal" style:font-weight-complex="normal"/>
    </style:style>
    <style:style style:name="T47" style:family="text">
      <style:text-properties fo:font-weight="normal" officeooo:rsid="00466752" style:font-weight-asian="normal" style:font-weight-complex="normal"/>
    </style:style>
    <style:style style:name="T48" style:family="text">
      <style:text-properties fo:font-weight="normal" officeooo:rsid="0046e336" style:font-weight-asian="normal" style:font-weight-complex="normal"/>
    </style:style>
    <style:style style:name="T49" style:family="text">
      <style:text-properties fo:font-weight="normal" officeooo:rsid="00492b60" style:font-weight-asian="normal" style:font-weight-complex="normal"/>
    </style:style>
    <style:style style:name="T50" style:family="text">
      <style:text-properties officeooo:rsid="0021889d"/>
    </style:style>
    <style:style style:name="T51" style:family="text">
      <style:text-properties style:font-name="Liberation Mono" officeooo:rsid="001fd528"/>
    </style:style>
    <style:style style:name="T52" style:family="text">
      <style:text-properties style:font-name="Liberation Mono" officeooo:rsid="00238f83"/>
    </style:style>
    <style:style style:name="T53" style:family="text">
      <style:text-properties style:font-name="Liberation Mono" fo:font-style="normal" style:font-style-asian="normal" style:font-style-complex="normal"/>
    </style:style>
    <style:style style:name="T54" style:family="text">
      <style:text-properties style:font-name="Liberation Mono" fo:font-style="normal" officeooo:rsid="001fd528" style:font-style-asian="normal" style:font-style-complex="normal"/>
    </style:style>
    <style:style style:name="T55" style:family="text">
      <style:text-properties style:font-name="Liberation Mono" fo:font-style="normal" officeooo:rsid="00253253" style:font-style-asian="normal" style:font-style-complex="normal"/>
    </style:style>
    <style:style style:name="T56" style:family="text">
      <style:text-properties style:font-name="Liberation Mono" fo:font-style="normal" officeooo:rsid="00267526" style:font-style-asian="normal" style:font-style-complex="normal"/>
    </style:style>
    <style:style style:name="T57" style:family="text">
      <style:text-properties style:font-name="Liberation Mono" fo:font-style="normal" officeooo:rsid="0026ac62" style:font-style-asian="normal" style:font-style-complex="normal"/>
    </style:style>
    <style:style style:name="T58" style:family="text">
      <style:text-properties style:font-name="Liberation Mono" fo:font-style="normal" officeooo:rsid="00288b1f" style:font-style-asian="normal" style:font-style-complex="normal"/>
    </style:style>
    <style:style style:name="T59" style:family="text">
      <style:text-properties style:font-name="Liberation Mono" fo:font-style="normal" officeooo:rsid="002aa6b8" style:font-style-asian="normal" style:font-style-complex="normal"/>
    </style:style>
    <style:style style:name="T60" style:family="text">
      <style:text-properties style:font-name="Liberation Mono" officeooo:rsid="00253253"/>
    </style:style>
    <style:style style:name="T61" style:family="text">
      <style:text-properties style:font-name="Liberation Mono" officeooo:rsid="00267526"/>
    </style:style>
    <style:style style:name="T62" style:family="text">
      <style:text-properties style:font-name="Liberation Mono" officeooo:rsid="0026ac62"/>
    </style:style>
    <style:style style:name="T63" style:family="text">
      <style:text-properties style:font-name="Liberation Mono" officeooo:rsid="002aa6b8"/>
    </style:style>
    <style:style style:name="T64" style:family="text">
      <style:text-properties officeooo:rsid="00228d21"/>
    </style:style>
    <style:style style:name="T65" style:family="text">
      <style:text-properties officeooo:rsid="00238f83"/>
    </style:style>
    <style:style style:name="T66" style:family="text">
      <style:text-properties officeooo:rsid="00253253"/>
    </style:style>
    <style:style style:name="T67" style:family="text">
      <style:text-properties fo:font-style="normal" officeooo:rsid="00267526" style:font-style-asian="normal" style:font-style-complex="normal"/>
    </style:style>
    <style:style style:name="T68" style:family="text">
      <style:text-properties fo:font-style="normal" officeooo:rsid="0026ac62" style:font-style-asian="normal" style:font-style-complex="normal"/>
    </style:style>
    <style:style style:name="T69" style:family="text">
      <style:text-properties fo:font-style="normal" officeooo:rsid="002aa6b8" style:font-style-asian="normal" style:font-style-complex="normal"/>
    </style:style>
    <style:style style:name="T70" style:family="text">
      <style:text-properties fo:font-style="normal" officeooo:rsid="002beaa6" style:font-style-asian="normal" style:font-style-complex="normal"/>
    </style:style>
    <style:style style:name="T71" style:family="text">
      <style:text-properties fo:font-style="normal" officeooo:rsid="00466752" style:font-style-asian="normal" style:font-style-complex="normal"/>
    </style:style>
    <style:style style:name="T72" style:family="text">
      <style:text-properties fo:font-style="normal" fo:font-weight="normal" officeooo:rsid="00267526" style:font-style-asian="normal" style:font-weight-asian="normal" style:font-style-complex="normal" style:font-weight-complex="normal"/>
    </style:style>
    <style:style style:name="T73" style:family="text">
      <style:text-properties fo:font-style="normal" fo:font-weight="normal" officeooo:rsid="0026ac62" style:font-style-asian="normal" style:font-weight-asian="normal" style:font-style-complex="normal" style:font-weight-complex="normal"/>
    </style:style>
    <style:style style:name="T74" style:family="text">
      <style:text-properties fo:font-style="normal" fo:font-weight="bold" officeooo:rsid="00267526" style:font-style-asian="normal" style:font-weight-asian="bold" style:font-style-complex="normal" style:font-weight-complex="bold"/>
    </style:style>
    <style:style style:name="T75" style:family="text">
      <style:text-properties fo:font-style="normal" fo:font-weight="bold" officeooo:rsid="0026ac62" style:font-style-asian="normal" style:font-weight-asian="bold" style:font-style-complex="normal" style:font-weight-complex="bold"/>
    </style:style>
    <style:style style:name="T76" style:family="text">
      <style:text-properties fo:font-style="normal" fo:font-weight="bold" officeooo:rsid="002beaa6" style:font-style-asian="normal" style:font-weight-asian="bold" style:font-style-complex="normal" style:font-weight-complex="bold"/>
    </style:style>
    <style:style style:name="T77" style:family="text">
      <style:text-properties officeooo:rsid="00267526"/>
    </style:style>
    <style:style style:name="T78" style:family="text">
      <style:text-properties officeooo:rsid="0026ac62"/>
    </style:style>
    <style:style style:name="T79" style:family="text">
      <style:text-properties officeooo:rsid="00288b1f"/>
    </style:style>
    <style:style style:name="T80" style:family="text">
      <style:text-properties officeooo:rsid="002aa6b8"/>
    </style:style>
    <style:style style:name="T81" style:family="text">
      <style:text-properties officeooo:rsid="002e8963"/>
    </style:style>
    <style:style style:name="T82" style:family="text">
      <style:text-properties officeooo:rsid="0035dcb5"/>
    </style:style>
    <style:style style:name="T83" style:family="text">
      <style:text-properties officeooo:rsid="0039e241"/>
    </style:style>
    <style:style style:name="T84" style:family="text">
      <style:text-properties officeooo:rsid="003ccb1b"/>
    </style:style>
    <style:style style:name="T85" style:family="text">
      <style:text-properties officeooo:rsid="003d3518"/>
    </style:style>
    <style:style style:name="T86" style:family="text">
      <style:text-properties officeooo:rsid="003e8e49"/>
    </style:style>
    <style:style style:name="T87" style:family="text">
      <style:text-properties officeooo:rsid="00404a1b"/>
    </style:style>
    <style:style style:name="T88" style:family="text">
      <style:text-properties officeooo:rsid="00425b62"/>
    </style:style>
    <style:style style:name="T89" style:family="text">
      <style:text-properties officeooo:rsid="0046e336"/>
    </style:style>
    <style:style style:name="T90" style:family="text">
      <style:text-properties officeooo:rsid="00492b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Miscellaneous JSON file:</text:h>
      <text:p text:style-name="P65">Miscellaneous JSON files contain data that is not controller or defined by Metka but is instead provided to the user through references. This data, assuming it follows few very simple rules, can contain anything from simple selection lists to multi level collections where data is grouped in increasing levels of precision (like organization, agency and section).</text:p>
      <text:p text:style-name="P60">Data inside these miscellaneous JSON-files <text:span text:style-name="T85">can be viewed as a tree and it is </text:span>referenced using path<text:span text:style-name="T85">s</text:span> with <text:span text:style-name="T85">branches separated</text:span> by a period. This data should follow a couple of simple restrictions to be able to be referenced by the system.</text:p>
      <text:p text:style-name="P55"><text:span text:style-name="T64">* Data is imported as a json-file. Only content inside the file should be json-parseable text with everything in the file included inside one json-object.</text:span></text:p>
      <text:p text:style-name="P55"><text:span text:style-name="T65">* The root object (meaning the curly brackets containing everything in the file) </text:span><text:span text:style-name="T13">must</text:span><text:span text:style-name="T65"> have a “key” attribute with a unique value distinguishing the miscellaneous data provided in that file. This key is used as a </text:span><text:span text:style-name="T5">primary-key</text:span><text:span text:style-name="T65"> in a database table row that will contain the imported json-data and it is used in references to target the desired json-data.</text:span></text:p>
      <text:p text:style-name="P61">* The root object should have a “data” attribute that contains a json-array (list of ordered json-values, -objects or -arrays contained between brackets) that should contain the actual miscellaneous data. <text:span text:style-name="T85">This array should contain only objects and for the clarity of the reader each object should contain the same property names.</text:span></text:p>
      <text:p text:style-name="P61">* <text:span text:style-name="T85">If there is any data inside objects that has to be iterated through, then that data must be in an array, otherwise the path handler has no way of detecting the need for iteration.</text:span></text:p>
      <text:p text:style-name="P59">* If there is no key-attribute or the attribute is empty then the json-file is not saved.</text:p>
      <text:p text:style-name="P59">* If there is no data-attribute or the attribute is empty (either null or length 0) then the json-file is not saved.</text:p>
      <text:p text:style-name="P53"><text:span text:style-name="T65">Miscellaneous json-data example 1:</text:span></text:p>
      <text:p text:style-name="P62">{</text:p>
      <text:p text:style-name="P56"><text:span text:style-name="T52"><text:tab/>“key”: “lists</text:span><text:span text:style-name="T61">1</text:span><text:span text:style-name="T52">”,</text:span></text:p>
      <text:p text:style-name="P62"><text:tab/>“data”: [</text:p>
      <text:p text:style-name="P62"><text:tab/><text:tab/>{</text:p>
      <text:p text:style-name="P62"><text:tab/><text:tab/><text:tab/>“key”: “list1”,</text:p>
      <text:p text:style-name="P56"><text:span text:style-name="T52"><text:tab/><text:tab/><text:tab/>“</text:span><text:span text:style-name="T62">name</text:span><text:span text:style-name="T60">”: “List 1”,</text:span></text:p>
      <text:p text:style-name="P62"><text:tab/><text:tab/><text:tab/>“values”: [</text:p>
      <text:p text:style-name="P62"><text:tab/><text:tab/><text:tab/><text:tab/>{</text:p>
      <text:p text:style-name="P62"><text:tab/><text:tab/><text:tab/><text:tab/><text:tab/>“key”: 1,</text:p>
      <text:p text:style-name="P56"><text:span text:style-name="T52"><text:tab/><text:tab/><text:tab/><text:tab/><text:tab/>“</text:span><text:span text:style-name="T62">name</text:span><text:span text:style-name="T52">”: “Value1”</text:span></text:p>
      <text:p text:style-name="P62"><text:tab/><text:tab/><text:tab/><text:tab/>},</text:p>
      <text:p text:style-name="P62"><text:tab/><text:tab/><text:tab/><text:tab/>{</text:p>
      <text:p text:style-name="P62"><text:tab/><text:tab/><text:tab/><text:tab/><text:tab/>“key”: 2,</text:p>
      <text:p text:style-name="P56"><text:span text:style-name="T52"><text:tab/><text:tab/><text:tab/><text:tab/><text:tab/>“</text:span><text:span text:style-name="T62">name</text:span><text:span text:style-name="T52">”: “Value2”</text:span></text:p>
      <text:p text:style-name="P62"><text:tab/><text:tab/><text:tab/><text:tab/>}</text:p>
      <text:p text:style-name="P62"><text:tab/><text:tab/><text:tab/>]</text:p>
      <text:p text:style-name="P62"><text:tab/><text:tab/>},</text:p>
      <text:p text:style-name="P62"><text:tab/><text:tab/>{</text:p>
      <text:p text:style-name="P63"><text:tab/><text:tab/><text:tab/>“key”: “list2”,</text:p>
      <text:p text:style-name="P57"><text:span text:style-name="T52"><text:tab/><text:tab/><text:tab/>“</text:span><text:span text:style-name="T62">name</text:span><text:span text:style-name="T60">”: “List 2”,</text:span></text:p>
      <text:p text:style-name="P62"><text:tab/><text:tab/><text:tab/>“values”: [</text:p>
      <text:p text:style-name="P62"><text:tab/><text:tab/><text:tab/><text:tab/>{</text:p>
      <text:p text:style-name="P62"><text:tab/><text:tab/><text:tab/><text:tab/><text:tab/>“key”: 1,</text:p>
      <text:p text:style-name="P56"><text:span text:style-name="T52"><text:tab/><text:tab/><text:tab/><text:tab/><text:tab/>“</text:span><text:span text:style-name="T62">name</text:span><text:span text:style-name="T52">”: “Value1”</text:span></text:p>
      <text:p text:style-name="P62"><text:tab/><text:tab/><text:tab/><text:tab/>},</text:p>
      <text:p text:style-name="P62"><text:tab/><text:tab/><text:tab/><text:tab/>{</text:p>
      <text:p text:style-name="P62"><text:tab/><text:tab/><text:tab/><text:tab/><text:tab/>“key”: 2,</text:p>
      <text:p text:style-name="P56"><text:span text:style-name="T52"><text:tab/><text:tab/><text:tab/><text:tab/><text:tab/>“</text:span><text:span text:style-name="T62">name</text:span><text:span text:style-name="T52">”: “Value2”</text:span></text:p>
      <text:p text:style-name="P62"><text:tab/><text:tab/><text:tab/><text:tab/>}</text:p>
      <text:p text:style-name="P62"><text:tab/><text:tab/><text:tab/>]</text:p>
      <text:p text:style-name="P62"><text:tab/><text:tab/>}</text:p>
      <text:p text:style-name="P62"><text:tab/>]</text:p>
      <text:p text:style-name="P62">}</text:p>
      <text:p text:style-name="P54"><text:span text:style-name="T65">Miscellaneous json-data example 2:</text:span></text:p>
      <text:p text:style-name="P64">{</text:p>
      <text:p text:style-name="P58"><text:span text:style-name="T52"><text:tab/>“key”: “lists</text:span><text:span text:style-name="T61">2</text:span><text:span text:style-name="T52">”,</text:span></text:p>
      <text:p text:style-name="P64"><text:tab/>“data”: [</text:p>
      <text:p text:style-name="P64"><text:tab/><text:tab/>{</text:p>
      <text:p text:style-name="P58"><text:span text:style-name="T52"><text:tab/><text:tab/><text:tab/>“</text:span><text:span text:style-name="T62">name</text:span><text:span text:style-name="T60">”: “</text:span><text:span text:style-name="T61">First half</text:span><text:span text:style-name="T60">”,</text:span></text:p>
      <text:p text:style-name="P64"><text:tab/><text:tab/><text:tab/>“values”: [</text:p>
      <text:p text:style-name="P64"><text:tab/><text:tab/><text:tab/><text:tab/>{</text:p>
      <text:p text:style-name="P64"><text:tab/><text:tab/><text:tab/><text:tab/><text:tab/>“key”: 1,</text:p>
      <text:p text:style-name="P58"><text:span text:style-name="T52"><text:tab/><text:tab/><text:tab/><text:tab/><text:tab/>“</text:span><text:span text:style-name="T62">name</text:span><text:span text:style-name="T52">”: “Value1”</text:span></text:p>
      <text:p text:style-name="P64"><text:tab/><text:tab/><text:tab/><text:tab/>},</text:p>
      <text:p text:style-name="P64"><text:tab/><text:tab/><text:tab/><text:tab/>{</text:p>
      <text:p text:style-name="P64"><text:tab/><text:tab/><text:tab/><text:tab/><text:tab/>“key”: 2,</text:p>
      <text:p text:style-name="P58"><text:span text:style-name="T52"><text:tab/><text:tab/><text:tab/><text:tab/><text:tab/>“</text:span><text:span text:style-name="T62">name</text:span><text:span text:style-name="T52">”: “Value2”</text:span></text:p>
      <text:p text:style-name="P64"><text:tab/><text:tab/><text:tab/><text:tab/>}</text:p>
      <text:p text:style-name="P64"><text:tab/><text:tab/><text:tab/>]</text:p>
      <text:p text:style-name="P64"><text:tab/><text:tab/>},</text:p>
      <text:p text:style-name="P64"><text:tab/><text:tab/>{</text:p>
      <text:p text:style-name="P58"><text:span text:style-name="T52"><text:tab/><text:tab/><text:tab/>“</text:span><text:span text:style-name="T62">name</text:span><text:span text:style-name="T60">”: “</text:span><text:span text:style-name="T61">Second half</text:span><text:span text:style-name="T60">”,</text:span></text:p>
      <text:p text:style-name="P64"><text:tab/><text:tab/><text:tab/>“values”: [</text:p>
      <text:p text:style-name="P64"><text:tab/><text:tab/><text:tab/><text:tab/>{</text:p>
      <text:p text:style-name="P58"><text:span text:style-name="T52"><text:tab/><text:tab/><text:tab/><text:tab/><text:tab/>“key”: </text:span><text:span text:style-name="T61">3</text:span><text:span text:style-name="T52">,</text:span></text:p>
      <text:p text:style-name="P58"><text:span text:style-name="T52"><text:tab/><text:tab/><text:tab/><text:tab/><text:tab/>“</text:span><text:span text:style-name="T62">name</text:span><text:span text:style-name="T52">”: “Value</text:span><text:span text:style-name="T61">3</text:span><text:span text:style-name="T52">”</text:span></text:p>
      <text:p text:style-name="P64"><text:tab/><text:tab/><text:tab/><text:tab/>},</text:p>
      <text:p text:style-name="P64"><text:tab/><text:tab/><text:tab/><text:tab/>{</text:p>
      <text:p text:style-name="P58"><text:span text:style-name="T52"><text:tab/><text:tab/><text:tab/><text:tab/><text:tab/>“key”: </text:span><text:span text:style-name="T61">4</text:span><text:span text:style-name="T52">,</text:span></text:p>
      <text:p text:style-name="P58"><text:span text:style-name="T52"><text:tab/><text:tab/><text:tab/><text:tab/><text:tab/>“</text:span><text:span text:style-name="T62">name</text:span><text:span text:style-name="T52">”: “Value</text:span><text:span text:style-name="T61">4</text:span><text:span text:style-name="T52">”</text:span></text:p>
      <text:p text:style-name="P64"><text:tab/><text:tab/><text:tab/><text:tab/>}</text:p>
      <text:p text:style-name="P64"><text:tab/><text:tab/><text:tab/>]</text:p>
      <text:p text:style-name="P64"><text:tab/><text:tab/>}</text:p>
      <text:p text:style-name="P64"><text:tab/>]</text:p>
      <text:h text:style-name="P82" text:outline-level="1">}</text:h>
      <text:h text:style-name="P84" text:outline-level="1">Reference: </text:h>
      <text:p text:style-name="P51"><text:span text:style-name="T83">This document describes a reference-object in a data configuration file used by Metka. Reference is an object in the references map of that configuration that can be used by selection lists, reference fields and reference container fields. Reference allows the data to access values in other revisions or json-data either by just copying the data or letting the user select from provided values.</text:span></text:p>
      <text:p text:style-name="P66">The reference object contains:</text:p>
      <text:p text:style-name="P8"><text:span text:style-name="T29">* </text:span><text:span text:style-name="T3">type</text:span><text:span text:style-name="T1">-</text:span><text:span text:style-name="T3">attribute</text:span><text:span text:style-name="T31"> </text:span><text:span text:style-name="T32">[</text:span><text:span text:style-name="T36">JSON</text:span><text:span text:style-name="T32">, DEPENDENCY, REVISIONABLE, </text:span><text:span text:style-name="T48">REVISION</text:span><text:span text:style-name="T32">].</text:span></text:p>
      <text:p text:style-name="P8"><text:span text:style-name="T1">* </text:span><text:span text:style-name="T3">target</text:span><text:span text:style-name="T31"> </text:span><text:span text:style-name="T43">for the reference</text:span></text:p>
      <text:p text:style-name="P8"><text:span text:style-name="T1">* </text:span><text:span text:style-name="T3">valuePath</text:span><text:span text:style-name="T1"> and </text:span><text:span text:style-name="T3">titlePath</text:span></text:p>
      <text:p text:style-name="P4">* <text:span text:style-name="T2">approvedOnly </text:span><text:span text:style-name="T45">and</text:span><text:span text:style-name="T13"> ignoreRemoved</text:span> <text:span text:style-name="T83">for revisionable type references</text:span></text:p>
      <text:p text:style-name="P4"/>
      <text:p text:style-name="P50"><text:span text:style-name="T22">Meaning of </text:span><text:span text:style-name="T27">target</text:span><text:span text:style-name="T23">, </text:span><text:span text:style-name="T28">valuePath</text:span><text:span text:style-name="T22"> and </text:span><text:span text:style-name="T28">titlePath</text:span><text:span text:style-name="T22"> change based on reference type</text:span><text:span text:style-name="T1">. It might become desirable to polymorph Reference instead of having meaning of attributes change depending on type.</text:span></text:p>
      <text:p text:style-name="P29"/>
      <text:p text:style-name="P5"><text:span text:style-name="T80">It is possible that after some more refining and development the reference object will also contain an array of keys so that multiple values can be brought for display from the referenced end, not just the </text:span><text:span text:style-name="T11">titlePath</text:span><text:span text:style-name="T80"> and </text:span><text:span text:style-name="T11">valuePath</text:span><text:span text:style-name="T38"> </text:span><text:span text:style-name="T43">but there is currently no need for this. </text:span><text:span text:style-name="T46">Also it could be possible to copy more complex structures for display such as entire containers but this is not specified or implemented at the moment either.</text:span></text:p>
      <text:p text:style-name="P39"/>
      <text:p text:style-name="P6"><text:span text:style-name="T81">Reference always leads to a list of </text:span><text:span text:style-name="T44">options returned to the entity requesting for the parsing of the reference </text:span><text:span text:style-name="T46">(even if it's a list of one or zero)</text:span><text:span text:style-name="T44">. Depending on the use case this can lead to </text:span><text:span text:style-name="T46">the returned options</text:span><text:span text:style-name="T44"> to be displayed to the user through a selection component, or a single option that is assumed to be the selected value </text:span><text:span text:style-name="T46">to be shown inside a text input for example</text:span><text:span text:style-name="T44">.</text:span></text:p>
      <text:p text:style-name="P21"/>
      <text:p text:style-name="P22">Here are some general guidelines about reference objects:</text:p>
      <text:p text:style-name="P22">* <text:span text:style-name="T2">Revisionable</text:span> references always point to <text:span text:style-name="T2">revisionable-objects</text:span>, not revisions. If the <text:span text:style-name="T82">reference</text:span> has set <text:span text:style-name="T2">approvedOnly</text:span> to true, then path is always checked against <text:span text:style-name="T86">latest</text:span> approved revision (if present). If <text:span text:style-name="T2">approvedOnly</text:span> is false, then path is checked against latest revision.</text:p>
      <text:p text:style-name="P22">* <text:span text:style-name="T89">After correct </text:span><text:span text:style-name="T16">Revisionable</text:span><text:span text:style-name="T89"> revision has been found it is handled just like direct </text:span><text:span text:style-name="T16">Revision</text:span><text:span text:style-name="T89"> reference.</text:span></text:p>
      <text:p text:style-name="P22">* <text:span text:style-name="T14">Revisionable</text:span><text:span text:style-name="T87"> references that have </text:span><text:span text:style-name="T14">ignoreRemoved</text:span><text:span text:style-name="T87"> as true will not consider revisionables that have been “logically removed” when collecting values.</text:span></text:p>
      <text:p text:style-name="P22">* <text:span text:style-name="T16">Revision</text:span><text:span text:style-name="T89"> references always point to a distinct revision and should be used only in </text:span><text:span text:style-name="T16">Reference</text:span><text:span text:style-name="T89"> and </text:span><text:span text:style-name="T16">ReferenceContainer</text:span><text:span text:style-name="T89"> fields, not in S</text:span><text:span text:style-name="T16">election</text:span><text:span text:style-name="T89"> fields.</text:span></text:p>
      <text:p text:style-name="P22">* <text:span text:style-name="T16">Revision </text:span><text:span text:style-name="T89">reference value is a combination of revisionable id and revision number separated with a minus sign (e.g. 1-2). Minus is used since unlike colon and slash it is pretty unused as a special character and shouldn't cause much problems with searches etc.</text:span></text:p>
      <text:p text:style-name="P22">* Paths should always terminate at a single value <text:span text:style-name="T86">property</text:span>, never with a collection or an object. Paths <text:span text:style-name="T86">do not make </text:span>assum<text:span text:style-name="T86">ptions about how to</text:span> find a value that can be saved or displayed from a collection or an object.</text:p>
      <text:p text:style-name="P7"><text:span text:style-name="T40">* If a path contains a json-array or container field then it is assumed that all objects in that array or container are iterated over for the </text:span><text:span text:style-name="T41">next element in the path. If </text:span><text:span text:style-name="T46">there is a need to reference a certain row or object (for example the first one) then additional syntax is needed</text:span></text:p>
      <text:p text:style-name="P7"><text:span text:style-name="T41">* </text:span><text:span text:style-name="T42">If a path matches multiple results but single result is expected (such as titlePath terminating on a</text:span><text:span text:style-name="T43">n</text:span><text:span text:style-name="T42"> </text:span><text:span text:style-name="T43">array</text:span><text:span text:style-name="T42">) then first match is returned. </text:span><text:span text:style-name="T43">If no return value can be determined (array contains objects for example) then no value is returned for the path. This system will not try to guess what the user requires.</text:span></text:p>
      <text:p text:style-name="P1"/>
      <text:p text:style-name="P8"><text:span text:style-name="T3">REVISIONABLE</text:span><text:span text:style-name="T1">:</text:span></text:p>
      <text:p text:style-name="P9"><text:soft-page-break/><text:span text:style-name="T50">Since this reference type is meant as a unidirectional one to one relation between two revisionable objects we can make the assumption that joining value is RevisionData.key.id. This means that </text:span><text:span text:style-name="T4">valuePath</text:span><text:span text:style-name="T50"> is not a required (or desired) attribute on REVISIONABLE type references and will be ignored.</text:span></text:p>
      <text:p text:style-name="P30"/>
      <text:p text:style-name="P9"><text:span text:style-name="T50">For </text:span><text:span text:style-name="T4">titlePath</text:span><text:span text:style-name="T50"> the root object (from where the path parsing starts and the first node of the path should be found) is fields-map on RevisionData (latest revision or latest approved revision depending on the </text:span><text:span text:style-name="T3">approvedOnly</text:span><text:span text:style-name="T1"> attribute on this reference).</text:span></text:p>
      <text:p text:style-name="P31"/>
      <text:p text:style-name="P31">This type of reference is saved either as a <text:span text:style-name="T87">Value</text:span>DataField or a <text:span text:style-name="T87">ReferenceRow</text:span> depending on if it's a single reference (for example a <text:span text:style-name="T84">SELECTION</text:span>-field) or if it's a REFERENCECONTAINER.</text:p>
      <text:p text:style-name="P32"/>
      <text:p text:style-name="P74">Bidirectionality is a property of some reference containers and it tries to make sure that the reference is valid at both ends of the reference. This is not configured through the reference however.</text:p>
      <text:p text:style-name="P74"/>
      <text:p text:style-name="P79">Handling of <text:span text:style-name="T2">REVISIONABLE</text:span><text:span text:style-name="T30"> reference will be done through </text:span><text:span text:style-name="T2">REVISION</text:span><text:span text:style-name="T30"> reference handling after the correct revision is found.</text:span></text:p>
      <text:p text:style-name="P32"/>
      <text:p text:style-name="P9"><text:span text:style-name="T11">Revisionable reference example</text:span><text:span text:style-name="T1">: </text:span></text:p>
      <text:p text:style-name="P10"><text:span text:style-name="T1"><text:tab/></text:span><text:span text:style-name="T51">"series_ref": {</text:span></text:p>
      <text:p text:style-name="P33"><text:tab/><text:tab/>"key": "series_ref",</text:p>
      <text:p text:style-name="P33"><text:tab/><text:tab/>"type": "REVISIONABLE",</text:p>
      <text:p text:style-name="P33"><text:tab/><text:tab/>"target": "SERIES",</text:p>
      <text:p text:style-name="P33"><text:tab/><text:tab/>"titlePath": "seriesname"</text:p>
      <text:p text:style-name="P33"><text:tab/>}</text:p>
      <text:p text:style-name="P33"/>
      <text:p text:style-name="P77"><text:span text:style-name="T17">REVISION</text:span><text:span text:style-name="T1">:</text:span></text:p>
      <text:p text:style-name="P78">As with <text:span text:style-name="T2">REVISIONABLE</text:span><text:span text:style-name="T30"> reference </text:span><text:span text:style-name="T2">valuePath</text:span><text:span text:style-name="T30"> is not required and is ignored. Value is assumed to be a combination of RevisionData.key.id and RevisionData.key.no separated with minus sign.</text:span></text:p>
      <text:p text:style-name="P72"/>
      <text:p text:style-name="P77"><text:span text:style-name="T50">For </text:span><text:span text:style-name="T4">titlePath</text:span><text:span text:style-name="T50"> the root object (from where the path parsing starts and the first node of the path should be found) is fields-map on RevisionData on the on the revision that the value points to or that is currently being processed.</text:span></text:p>
      <text:p text:style-name="P72"/>
      <text:p text:style-name="P72">This type of reference is saved either as a <text:span text:style-name="T87">Value</text:span>DataField or a <text:span text:style-name="T87">ReferenceRow</text:span> depending on if it's a single reference (for example a <text:span text:style-name="T84">SELECTION</text:span>-field) or if it's a REFERENCECONTAINER.</text:p>
      <text:p text:style-name="P73"/>
      <text:p text:style-name="P75">Bidirectionality is a property of some reference containers and it tries to make sure that the reference is valid at both ends of the reference. This is not configured through the reference however. <text:span text:style-name="T90">Bidirectionality with </text:span><text:span text:style-name="T18">REVISION</text:span><text:span text:style-name="T49"> references is not straight forward however and needs to be clearly defined.</text:span></text:p>
      <text:p text:style-name="P73"/>
      <text:p text:style-name="P77"><text:span text:style-name="T11">Revisionable reference example</text:span><text:span text:style-name="T1">: </text:span></text:p>
      <text:p text:style-name="P77"><text:span text:style-name="T1"><text:tab/></text:span><text:span text:style-name="T51">"series_ref": {</text:span></text:p>
      <text:p text:style-name="P71"><text:tab/><text:tab/>"key": "series_ref",</text:p>
      <text:p text:style-name="P71"><text:tab/><text:tab/>"type": "REVISION",</text:p>
      <text:p text:style-name="P71"><text:tab/><text:tab/>"target": "SERIES",</text:p>
      <text:p text:style-name="P71"><text:tab/><text:tab/>"titlePath": "seriesname"</text:p>
      <text:p text:style-name="P71"><text:tab/>}</text:p>
      <text:p text:style-name="P1"/>
      <text:p text:style-name="P10"/>
      <text:p text:style-name="P10"><text:soft-page-break/><text:span text:style-name="T9">JSON</text:span><text:span text:style-name="T1">:</text:span></text:p>
      <text:p text:style-name="P11"><text:span text:style-name="T64">Used to collect a list of options from miscellaneous json data (see specification of miscellaneous json -file earlier in this document). This can be anything from lists of terms to lists of organizations, nations or just simple selection lists if need be (for example to shorten the data configuration file).</text:span></text:p>
      <text:p text:style-name="P32"/>
      <text:p text:style-name="P12"><text:span text:style-name="T66">Value of </text:span><text:span text:style-name="T6">t</text:span><text:span text:style-name="T3">arget</text:span><text:span text:style-name="T1"> should be the key of the referenced Json-data (the key property specified earlier).</text:span></text:p>
      <text:p text:style-name="P12"><text:span text:style-name="T1">Root object for </text:span><text:span text:style-name="T3">valuePath</text:span><text:span text:style-name="T31"> </text:span><text:span text:style-name="T33">is the data-array in miscellaneous json file selected using </text:span><text:span text:style-name="T6">target</text:span><text:span text:style-name="T33">.</text:span></text:p>
      <text:p text:style-name="P12"><text:span text:style-name="T66">Root object for </text:span><text:span text:style-name="T3">titlePath</text:span><text:span text:style-name="T1"> is the json-object selected using </text:span><text:span text:style-name="T6">valuePath</text:span><text:span text:style-name="T1">.</text:span></text:p>
      <text:p text:style-name="P14"/>
      <text:p text:style-name="P18"><text:span text:style-name="T66">Here is an exmaple configuration for JSON-reference that is used in a REFERENE-type selection list. This gives the user an opportunity to select between the lists defined in miscellaneous json-file example.</text:span></text:p>
      <text:p text:style-name="P23"/>
      <text:p text:style-name="P13"><text:span text:style-name="T80">Json reference example 1 (targeting miscellaneous json-file example 1):</text:span></text:p>
      <text:p text:style-name="P12"><text:span text:style-name="T33"><text:tab/></text:span><text:span text:style-name="T54">"</text:span><text:span text:style-name="T55">lists</text:span><text:span text:style-name="T54">_ref</text:span><text:span text:style-name="T59">1</text:span><text:span text:style-name="T54">": {</text:span></text:p>
      <text:p text:style-name="P12"><text:span text:style-name="T54"><text:tab/><text:tab/>"key": "</text:span><text:span text:style-name="T55">lists</text:span><text:span text:style-name="T54">_ref</text:span><text:span text:style-name="T59">1</text:span><text:span text:style-name="T54">",</text:span></text:p>
      <text:p text:style-name="P12"><text:span text:style-name="T54"><text:tab/><text:tab/>"type": "</text:span><text:span text:style-name="T58">JSON</text:span><text:span text:style-name="T54">",</text:span></text:p>
      <text:p text:style-name="P12"><text:span text:style-name="T54"><text:tab/><text:tab/>"target": "</text:span><text:span text:style-name="T55">lists</text:span><text:span text:style-name="T56">1</text:span><text:span text:style-name="T54">",</text:span></text:p>
      <text:p text:style-name="P12"><text:span text:style-name="T54"><text:tab/><text:tab/>"valuePath": "</text:span><text:span text:style-name="T55">key</text:span><text:span text:style-name="T54">",</text:span></text:p>
      <text:p text:style-name="P12"><text:span text:style-name="T54"><text:tab/><text:tab/>"titlePath": "</text:span><text:span text:style-name="T57">name</text:span><text:span text:style-name="T54">"</text:span></text:p>
      <text:p text:style-name="P34"><text:tab/>}</text:p>
      <text:p text:style-name="P34"/>
      <text:p text:style-name="P27"><text:span text:style-name="T77">This example would provide the user with a selection between values [</text:span><text:span text:style-name="T19">list1</text:span><text:span text:style-name="T67">, </text:span><text:span text:style-name="T19">list2]</text:span><text:span text:style-name="T67"> with the actual texts shown on ui being [</text:span><text:span text:style-name="T19">List 1, </text:span><text:span text:style-name="T25">List 2</text:span><text:span text:style-name="T72">]. Selection titles are collected from the json-objects returned from </text:span><text:span text:style-name="T74">valuePath</text:span><text:span text:style-name="T72"> search, so every time an object is found using </text:span><text:span text:style-name="T74">valuePath </text:span><text:span text:style-name="T72">then that object is checked for a value matching </text:span><text:span text:style-name="T74">titlePath</text:span><text:span text:style-name="T72">. If no value is found or if </text:span><text:span text:style-name="T74">titlePath</text:span><text:span text:style-name="T72"> is not defined then the value at </text:span><text:span text:style-name="T74">valuePath</text:span><text:span text:style-name="T72"> is used instead.</text:span></text:p>
      <text:p text:style-name="P1"/>
      <text:p text:style-name="P2"><text:span text:style-name="T77">There is however no restriction on </text:span><text:span text:style-name="T7">valuePath </text:span><text:span text:style-name="T34">so that it should terminate on the root level of the objects in the data-array. Here's an example configuration that gives the user four values to choose from.</text:span></text:p>
      <text:p text:style-name="P69"/>
      <text:p text:style-name="P15"><text:span text:style-name="T80">Json</text:span> reference example 2 (targeting miscellaneous json-file example 2):</text:p>
      <text:p text:style-name="P19"><text:span text:style-name="T77"><text:tab/></text:span><text:span text:style-name="T53">"</text:span><text:span text:style-name="T55">lists</text:span><text:span text:style-name="T53">_ref</text:span><text:span text:style-name="T59">2</text:span><text:span text:style-name="T53">": {</text:span></text:p>
      <text:p text:style-name="P27"><text:span text:style-name="T54"><text:tab/><text:tab/>"key": "</text:span><text:span text:style-name="T55">lists</text:span><text:span text:style-name="T54">_ref</text:span><text:span text:style-name="T59">2</text:span><text:span text:style-name="T54">",</text:span></text:p>
      <text:p text:style-name="P27"><text:span text:style-name="T54"><text:tab/><text:tab/>"type": "</text:span><text:span text:style-name="T58">JSON</text:span><text:span text:style-name="T54">",</text:span></text:p>
      <text:p text:style-name="P27"><text:span text:style-name="T54"><text:tab/><text:tab/>"target": "</text:span><text:span text:style-name="T55">lists</text:span><text:span text:style-name="T56">2</text:span><text:span text:style-name="T54">",</text:span></text:p>
      <text:p text:style-name="P27"><text:span text:style-name="T54"><text:tab/><text:tab/>"valuePath": "</text:span><text:span text:style-name="T56">values.key</text:span><text:span text:style-name="T54">",</text:span></text:p>
      <text:p text:style-name="P27"><text:span text:style-name="T54"><text:tab/><text:tab/>"titlePath": "</text:span><text:span text:style-name="T57">name</text:span><text:span text:style-name="T54">"</text:span></text:p>
      <text:p text:style-name="P35"><text:tab/>}</text:p>
      <text:p text:style-name="P49"/>
      <text:p text:style-name="P27"><text:span text:style-name="T77">This example would provide the user with a selection between values [</text:span><text:span text:style-name="T19">1, 2, 3, 4</text:span><text:span text:style-name="T67">] with the actual text shown on ui being [</text:span><text:span text:style-name="T19">Value1, Value2, Value3, Value4</text:span><text:span text:style-name="T67">]. </text:span><text:span text:style-name="T68">Again selection titles are collected from the json-objects returned from </text:span><text:span text:style-name="T75">valuePath</text:span><text:span text:style-name="T73"> but since </text:span><text:span text:style-name="T75">valuePath</text:span><text:span text:style-name="T73"> returns an object inside the </text:span><text:span text:style-name="T26">values</text:span><text:span text:style-name="T73"> array instead of an object inside the </text:span><text:span text:style-name="T26">data</text:span><text:span text:style-name="T73"> array that object is used as the root for </text:span><text:span text:style-name="T75">titlePath</text:span><text:span text:style-name="T73"> instead.</text:span></text:p>
      <text:p text:style-name="P45"/>
      <text:p text:style-name="P46">At present it is not possible to query values from the object that contains the user selected value in it's values-array (e.g. it is not possible to find the name “First half” based on user selecting Value1) using dependency references. Syntax for navigating up in the hierarchy would need to be defined and implemented.</text:p>
      <text:p text:style-name="P45"/>
      <text:p text:style-name="P3"><text:span text:style-name="T78">As mentioned before in the actual miscellaneous file specification if any of the values pointed to by </text:span><text:soft-page-break/><text:span text:style-name="T8">valuePath</text:span><text:span text:style-name="T35"> are not unique then when the saved value (for example user selection in dropdown menu) is saved and the json-file is queried for an object with that value in the </text:span><text:span text:style-name="T8">valuePath</text:span><text:span text:style-name="T35">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28"><text:span text:style-name="T3">DEPENDENCY</text:span><text:span text:style-name="T1">:</text:span></text:p>
      <text:p text:style-name="P37">This type of reference is used to collect or select values defined <text:span text:style-name="T80">and limited </text:span>by <text:span text:style-name="T88">the value in another field</text:span>.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text:span text:style-name="T88">revision from where the parsing is requested</text:span> and that field defines the scope from where the dependency values are selected.</text:p>
      <text:p text:style-name="P37"/>
      <text:p text:style-name="P38"><text:span text:style-name="T79">For dependency reference the </text:span><text:span text:style-name="T9">target</text:span><text:span text:style-name="T36"> attribute defines the dependency field used to collect values. </text:span><text:span text:style-name="T37">The value in </text:span><text:span text:style-name="T10">target</text:span><text:span text:style-name="T37"> should be a field key present in the configuration where the dependency reference is defined. Type of the dependency field defines what is the root for </text:span><text:span text:style-name="T10">valuePath</text:span><text:span text:style-name="T37"> or on general how </text:span><text:span text:style-name="T10">valuePath</text:span><text:span text:style-name="T37"> is used. </text:span><text:span text:style-name="T39">If dependency references target is a field that can appear several times throughout the RevisionData (basically if the field is marked as a subfield) then the closest point where it should appear in relation to the dependency reference field is used.</text:span></text:p>
      <text:p text:style-name="P20"/>
      <text:p text:style-name="P40">Dependency field is a REVISIONABLE <text:span text:style-name="T88">type</text:span> reference</text:p>
      <text:p text:style-name="P43">This case is quite simple in the sense that revisionable reference always returns one and only one revisionable object. This case is meant to query values from another revisionable object and this means that valuePath can <text:span text:style-name="T88">should be in relation to the fields-map on that revisionable.</text:span></text:p>
      <text:p text:style-name="P20"/>
      <text:p text:style-name="P81">Dependency field is a <text:span text:style-name="T90">REVISION</text:span> <text:span text:style-name="T88">type</text:span> reference</text:p>
      <text:p text:style-name="P80">Again revision reference returns one and only one revision so this case is simple. ValuePath should be in relation to the fields map on target revision.</text:p>
      <text:p text:style-name="P20"/>
      <text:p text:style-name="P16">Dependency field is a JSON <text:span text:style-name="T88">type</text:span> reference</text:p>
      <text:p text:style-name="P52"><text:span text:style-name="T38">Let's assume that we have a </text:span><text:span text:style-name="T44">SELECTION</text:span><text:span text:style-name="T38"> field called </text:span><text:span text:style-name="T11">listSelection</text:span><text:span text:style-name="T38"> and the </text:span><text:span text:style-name="T44">selection list</text:span><text:span text:style-name="T38"> it uses is of type REFERENCE and it uses the “lists_ref</text:span><text:span text:style-name="T47">1</text:span><text:span text:style-name="T38">” reference from </text:span><text:span text:style-name="T11">misc reference exa</text:span><text:span text:style-name="T12">m</text:span><text:span text:style-name="T11">ple </text:span><text:span text:style-name="T15">1</text:span><text:span text:style-name="T38">. Let's also assume that we have another field called </text:span><text:span text:style-name="T11">valueSelect</text:span><text:span text:style-name="T38"> which is also a </text:span><text:span text:style-name="T44">SELECTION</text:span><text:span text:style-name="T38"> field and the </text:span><text:span text:style-name="T44">selection list</text:span><text:span text:style-name="T38"> is of type REFERENCE with the followin</text:span><text:span text:style-name="T44">g</text:span><text:span text:style-name="T38"> example as its reference.</text:span></text:p>
      <text:p text:style-name="P17"/>
      <text:p text:style-name="P17"/>
      <text:p text:style-name="P17"/>
      <text:p text:style-name="P17">Dependency reference example 1 (targeting a JSON reference field):</text:p>
      <text:p text:style-name="P26"><text:span text:style-name="T80"><text:tab/></text:span><text:span text:style-name="T63">“value_ref1”: {</text:span></text:p>
      <text:p text:style-name="P36"><text:tab/><text:tab/>“key”: “value_ref1”,</text:p>
      <text:p text:style-name="P36"><text:tab/><text:tab/>“type”: “DEPENDENCY”,</text:p>
      <text:p text:style-name="P36"><text:tab/><text:tab/>“target”: “listSelection”,</text:p>
      <text:p text:style-name="P36"><text:tab/><text:tab/>“valuePath”: “values.key”,</text:p>
      <text:p text:style-name="P36"><text:tab/><text:tab/>“titlePath”: “name”</text:p>
      <text:p text:style-name="P36"><text:tab/>}</text:p>
      <text:p text:style-name="P25"/>
      <text:p text:style-name="P24"><text:span text:style-name="T80">In this example case the system will detect that listSelection uses a JSON reference at its core. When dependency targets a JSON reference then the root object for that dependency is the json-object that is found using the value and reference in target field. So in this case user selects between values [list1</text:span><text:span text:style-name="T20">, </text:span><text:span text:style-name="T24">list2</text:span><text:span text:style-name="T69">] while selecting from listSelection dropdown </text:span><text:span text:style-name="T71">and </text:span><text:span text:style-name="T69">the root object for the </text:span><text:span text:style-name="T71">valueSelect</text:span><text:span text:style-name="T69"> will be either the json-object containing values [</text:span><text:span text:style-name="T20">1, 2</text:span><text:span text:style-name="T69">] or the one containing values [</text:span><text:span text:style-name="T20">3, </text:span><text:soft-page-break/><text:span text:style-name="T20">4</text:span><text:span text:style-name="T69">].</text:span></text:p>
      <text:p text:style-name="P48"/>
      <text:p text:style-name="P24"><text:span text:style-name="T70">So in this example if the user has selected the object containing values [</text:span><text:span text:style-name="T21">1, 2</text:span><text:span text:style-name="T70">] for listSelect field, then valueSelect dropdown should countain selection between values [</text:span><text:span text:style-name="T21">1,2</text:span><text:span text:style-name="T70">] with title [</text:span><text:span text:style-name="T21">Value1, Value2</text:span><text:span text:style-name="T70">]. As with json reference the </text:span><text:span text:style-name="T76">titlePath</text:span><text:span text:style-name="T70"> is related to the object returned by </text:span><text:span text:style-name="T76">valuePath</text:span><text:span text:style-name="T70">.</text:span></text:p>
      <text:p text:style-name="P44"/>
      <text:p text:style-name="P42">Dependency field is a dependency reference</text:p>
      <text:p text:style-name="P47">If the targeted field has a value then it is treated basically as part of the path. Assuming a single object can be returned using the targeted field then valuePath parsing will commence with that object as the root for the value path</text:p>
      <text:p text:style-name="P44"/>
      <text:p text:style-name="P41">Dependency field is not a reference field</text:p>
      <text:p text:style-name="P47">For now this is a straight forward value copy assuming that a single value can be found for copying. However it could be desirable to allow copying whole containers for example so that complex data could be brought for review either from somewhere else from the revision or from some other revisionable comple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5-04-23T12:25:24.744053183</dc:date>
    <dc:creator>Lasse Kulmala</dc:creator>
    <meta:editing-duration>PT7H13M47S</meta:editing-duration>
    <meta:editing-cycles>21</meta:editing-cycles>
    <meta:generator>LibreOffice/4.3.5.2.0$Linux_X86_64 LibreOffice_project/430m0$Build-2</meta:generator>
    <meta:document-statistic meta:table-count="0" meta:image-count="0" meta:object-count="0" meta:page-count="8" meta:paragraph-count="169" meta:word-count="2402" meta:character-count="14979" meta:non-whitespace-character-count="12479"/>
  </office:meta>
</office:document-meta>
</file>